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/>
    <style:font-face style:name="Nimbus Mono PS1" svg:font-family="'Nimbus Mono PS'" style:font-pitch="fixed"/>
    <style:font-face style:name="DejaVu Sans1" svg:font-family="'DejaVu Sans'" style:font-pitch="variable"/>
    <style:font-face style:name="Liberation Sans2" svg:font-family="'Liberation Sans'" style:font-pitch="variable"/>
    <style:font-face style:name="Lohit Devanagari" svg:font-family="'Lohit Devanagari'" style:font-pitch="variable"/>
    <style:font-face style:name="Luxi Sans1" svg:font-family="'Luxi Sans', 'Times New Roman'" style:font-pitch="variable"/>
    <style:font-face style:name="Nimbus Mono PS" svg:font-family="'Nimbus Mono PS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xi Sans" svg:font-family="'Luxi Sans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xi Sans2" svg:font-family="'Luxi Sans', 'Times New Roman'" style:font-family-generic="system" style:font-pitch="variable"/>
    <style:font-face style:name="Nimbus Roman No9 L1" svg:font-family="'Nimbus Roman No9 L', 'Times New Roman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55cm"/>
      <style:paragraph-properties style:writing-mode="lr-tb"/>
    </style:style>
    <style:style style:name="gr3" style:family="graphic" style:parent-style-name="standard">
      <style:graphic-properties draw:stroke="none" draw:fill="solid" draw:fill-color="#eeeeee" fo:min-height="8.75cm"/>
      <style:paragraph-properties style:writing-mode="lr-tb"/>
    </style:style>
    <style:style style:name="gr4" style:family="graphic" style:parent-style-name="standard">
      <style:graphic-properties draw:stroke="none" draw:fill="solid" draw:fill-color="#eeeeee" fo:min-height="3.35cm" draw:shadow="hidden"/>
      <style:paragraph-properties style:writing-mode="lr-tb"/>
    </style:style>
    <style:style style:name="gr5" style:family="graphic" style:parent-style-name="standard">
      <style:graphic-properties draw:stroke="none" draw:fill="solid" draw:fill-color="#eeeeee" fo:min-height="8.55cm"/>
      <style:paragraph-properties style:writing-mode="lr-tb"/>
    </style:style>
    <style:style style:name="gr6" style:family="graphic" style:parent-style-name="standard">
      <style:graphic-properties draw:stroke="none" draw:fill="solid" draw:fill-color="#eeeeee" fo:min-height="3.35cm"/>
      <style:paragraph-properties style:writing-mode="lr-tb"/>
    </style:style>
    <style:style style:name="gr7" style:family="graphic" style:parent-style-name="standard">
      <style:graphic-properties draw:stroke="none" draw:fill="solid" draw:fill-color="#eeeeee" fo:min-height="6.247cm"/>
      <style:paragraph-properties style:writing-mode="lr-tb"/>
    </style:style>
    <style:style style:name="gr8" style:family="graphic" style:parent-style-name="standard">
      <style:graphic-properties draw:stroke="none" draw:fill="solid" draw:fill-color="#eeeeee" fo:min-height="6.15cm"/>
      <style:paragraph-properties style:writing-mode="lr-tb"/>
    </style:style>
    <style:style style:name="gr9" style:family="graphic" style:parent-style-name="standard">
      <style:graphic-properties draw:stroke="none" draw:fill="none" fo:min-height="1.55cm"/>
      <style:paragraph-properties style:writing-mode="lr-tb"/>
    </style:style>
    <style:style style:name="gr10" style:family="graphic" style:parent-style-name="standard">
      <style:graphic-properties draw:stroke="none" draw:fill="none" fo:min-height="3.281cm"/>
      <style:paragraph-properties style:writing-mode="lr-tb"/>
    </style:style>
    <style:style style:name="gr11" style:family="graphic" style:parent-style-name="standard">
      <style:graphic-properties draw:stroke="none" draw:fill="solid" draw:fill-color="#eeeeee" fo:min-height="2.15cm"/>
      <style:paragraph-properties style:writing-mode="lr-tb"/>
    </style:style>
    <style:style style:name="pr1" style:family="presentation" style:parent-style-name="Default-title">
      <style:graphic-properties draw:auto-grow-height="true" fo:min-height="0.572cm"/>
      <style:paragraph-properties style:writing-mode="lr-tb"/>
    </style:style>
    <style:style style:name="pr2" style:family="presentation" style:parent-style-name="Default-subtitle">
      <style:graphic-properties draw:fill="solid" draw:fill-color="#5983b0" fo:min-height="14cm"/>
      <style:paragraph-properties style:writing-mode="lr-tb"/>
    </style:style>
    <style:style style:name="pr3" style:family="presentation" style:parent-style-name="Default-subtitle">
      <style:graphic-properties draw:fill="solid" draw:fill-color="#ffffff" fo:min-height="13.8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draw:fill="solid" draw:fill-color="#b4c7dc" draw:auto-grow-height="true" fo:min-height="1.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5983b0"/>
      <style:paragraph-properties fo:text-align="start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style:paragraph-properties fo:text-align="end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solid" draw:fill-color="#ffffff"/>
      <style:paragraph-properties fo:text-align="start" style:writing-mode="lr-tb"/>
      <style:text-properties fo:font-size="10.5pt" style:text-underline-style="solid" style:text-underline-width="auto" style:text-underline-color="font-color" style:font-size-asian="10.5pt" style:font-size-complex="10.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42cm" fo:margin-bottom="0.35cm" fo:text-align="center"/>
    </style:style>
    <style:style style:name="P10" style:family="paragraph">
      <loext:graphic-properties draw:fill="none"/>
      <style:paragraph-properties fo:margin-top="0.42cm" fo:margin-bottom="0.35cm" fo:text-align="center" style:writing-mode="lr-tb"/>
      <style:text-properties fo:font-size="10pt" style:text-underline-style="solid" style:text-underline-width="auto" style:text-underline-color="font-color" fo:background-color="#dddddd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2" style:family="paragraph">
      <loext:graphic-properties draw:fill="solid" draw:fill-color="#eeeeee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font-size="10pt" style:text-underline-style="solid" style:text-underline-width="auto" style:text-underline-color="font-color" fo:background-color="#dddddd" style:font-size-asian="10pt" style:font-size-complex="10pt"/>
    </style:style>
    <style:style style:name="P15" style:family="paragraph">
      <loext:graphic-properties draw:fill="solid" draw:fill-color="#eeeeee"/>
      <style:paragraph-properties style:writing-mode="lr-tb"/>
      <style:text-properties style:font-name="Nimbus Mono PS1" fo:font-size="15pt" fo:background-color="#b2b2b2" style:font-size-asian="15pt" style:font-size-complex="15pt"/>
    </style:style>
    <style:style style:name="P16" style:family="paragraph">
      <loext:graphic-properties draw:fill="solid" draw:fill-color="#eeeeee"/>
      <style:paragraph-properties fo:text-align="center" style:writing-mode="lr-tb"/>
    </style:style>
    <style:style style:name="P17" style:family="paragraph">
      <loext:graphic-properties draw:fill="solid" draw:fill-color="#eeeeee"/>
      <style:paragraph-properties fo:text-align="center"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P18" style:family="paragraph">
      <loext:graphic-properties draw:fill="solid" draw:fill-color="#b4c7dc"/>
      <style:paragraph-properties fo:text-align="start" style:writing-mode="lr-tb"/>
      <style:text-properties fo:font-size="10pt" style:font-size-asian="10pt" style:font-size-complex="10pt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style:text-autospace="none"/>
    </style:style>
    <style:style style:name="P21" style:family="paragraph">
      <style:paragraph-properties fo:margin-left="0cm" fo:margin-right="0cm" fo:margin-top="0cm" fo:margin-bottom="0cm" fo:line-height="100%" fo:text-indent="0cm" style:text-autospace="none">
        <style:tab-stops/>
      </style:paragraph-properties>
    </style:style>
    <style:style style:name="P22" style:family="paragraph">
      <loext:graphic-properties draw:fill="none"/>
      <style:paragraph-properties style:text-autospace="none" style:writing-mode="lr-tb"/>
      <style:text-properties style:font-name="Liberation Sans3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eeeeee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color="#eeeeee" fo:font-size="7pt" style:text-underline-style="none" style:font-size-asian="7pt" style:font-size-complex="7pt"/>
    </style:style>
    <style:style style:name="T4" style:family="text">
      <style:text-properties fo:color="#eeeeee" style:font-name="Ubuntu" fo:font-size="7pt" style:text-underline-style="none" style:font-size-asian="7pt" style:font-size-complex="7pt"/>
    </style:style>
    <style:style style:name="T5" style:family="text">
      <style:text-properties fo:color="#eeeeee" style:font-name="Ubuntu" fo:font-size="7pt" style:text-underline-style="none" fo:font-weight="bold" style:font-size-asian="7pt" style:font-weight-asian="bold" style:font-size-complex="7pt" style:font-weight-complex="bold"/>
    </style:style>
    <style:style style:name="T6" style:family="text">
      <style:text-properties fo:color="#eeeeee" fo:font-size="10pt" style:text-underline-style="none" style:font-size-asian="10pt" style:font-size-complex="10pt"/>
    </style:style>
    <style:style style:name="T7" style:family="text">
      <style:text-properties fo:font-variant="normal" fo:text-transform="none" fo:color="#eeeeee" style:text-outline="false" style:text-line-through-style="none" style:text-line-through-type="none" style:font-name="Liberation Sans" fo:font-size="7pt" fo:font-style="normal" fo:text-shadow="none" style:text-underline-style="none" style:letter-kerning="true" fo:background-color="transparent" style:font-name-asian="Noto Sans CJK SC" style:font-size-asian="7pt" style:font-style-asian="normal" style:font-name-complex="Lohit Devanagari1" style:font-size-complex="7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eeeee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fo:background-color="transparent" style:font-name-asian="Noto Sans CJK SC" style:font-size-asian="7pt" style:font-style-asian="normal" style:font-weight-asian="bold" style:font-name-complex="Lohit Devanagari1" style:font-size-complex="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eeeee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fo:background-color="transparent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eeeeee" fo:font-size="6pt" style:text-underline-style="none" style:font-size-asian="6pt" style:font-size-complex="6pt"/>
    </style:style>
    <style:style style:name="T11" style:family="text">
      <style:text-properties fo:font-size="10pt" style:text-underline-style="none" style:font-size-asian="10pt" style:font-size-complex="10pt"/>
    </style:style>
    <style:style style:name="T12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0.5pt" style:font-style-asian="normal" style:font-weight-asian="normal" style:font-name-complex="Lohit Devanagari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fo:background-color="transparent" style:font-name-asian="Noto Sans CJK SC" style:font-size-asian="10.5pt" style:font-style-asian="normal" style:font-weight-asian="normal" style:font-name-complex="Lohit Devanagari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fo:background-color="transparent" style:font-name-asian="Noto Sans CJK SC" style:font-size-asian="10.5pt" style:font-style-asian="normal" style:font-weight-asian="bold" style:font-name-complex="Lohit Devanagari1" style:font-size-complex="10.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0pt" style:text-underline-style="solid" style:text-underline-width="auto" style:text-underline-color="font-color" fo:background-color="#dddddd" style:font-size-asian="10pt" style:font-size-complex="10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style:font-name="Nimbus Mono PS1" fo:font-size="15pt" style:font-size-asian="15pt" style:font-size-complex="15pt"/>
    </style:style>
    <style:style style:name="T23" style:family="text">
      <style:text-properties style:font-name="Liberation Sans3" fo:font-size="12pt" style:font-size-asian="12pt" style:font-size-complex="12pt"/>
    </style:style>
    <style:style style:name="T24" style:family="text">
      <style:text-properties style:font-name="Liberation Sans3" fo:font-size="9pt" style:font-size-asian="9pt" style:font-size-complex="9pt"/>
    </style:style>
    <style:style style:name="T25" style:family="text">
      <style:text-properties style:use-window-font-color="true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fo:background-color="transparent" style:font-size-asian="10pt" style:font-style-asian="normal" style:font-weight-asian="normal" style:font-name-complex="Ubuntu" style:font-size-complex="1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fo:background-color="transparent" style:font-size-asian="10pt" style:font-style-asian="normal" style:font-weight-asian="normal" style:font-name-complex="Ubuntu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Ubuntu" style:font-size-complex="1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fo:background-color="transparent" style:font-size-asian="9pt" style:font-style-asian="normal" style:font-weight-asian="normal" style:font-name-complex="Ubuntu" style:font-size-complex="9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Liberation Sans3" fo:font-size="10pt" fo:font-style="normal" fo:text-shadow="none" style:text-underline-style="solid" style:text-underline-width="auto" style:text-underline-color="font-color" fo:font-weight="normal" style:letter-kerning="true" fo:background-color="transparent" style:font-size-asian="10pt" style:font-style-asian="normal" style:font-weight-asian="normal" style:font-name-complex="Ubuntu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Liberation Sans3" fo:font-size="10pt" style:font-size-asian="10pt" style:font-size-complex="10pt"/>
    </style:style>
    <style:style style:name="T31" style:family="text">
      <style:text-properties style:font-name="Liberation Sans3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000000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fo:background-color="transparent" style:font-size-asian="9pt" style:font-style-asian="normal" style:font-weight-asian="normal" style:font-name-complex="Ubuntu" style:font-size-complex="9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Nimbus Mono PS1" fo:font-size="12pt" style:font-size-asian="12pt" style:font-size-complex="12pt"/>
    </style:style>
    <style:style style:name="T34" style:family="text">
      <style:text-properties fo:font-size="12pt" style:text-underline-style="solid" style:text-underline-width="auto" style:text-underline-color="font-color" fo:background-color="#eeeeee" style:font-size-asian="12pt" style:font-size-complex="12pt"/>
    </style:style>
    <style:style style:name="T35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style:text-underline-style="none" style:font-size-asian="9pt" style:font-size-complex="9pt"/>
    </style:style>
    <style:style style:name="T3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9" style:family="text">
      <style:text-properties fo:font-size="12pt" style:text-underline-style="none" style:font-size-asian="12pt" style:font-size-complex="12pt"/>
    </style:style>
    <style:style style:name="T40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#eeeee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111111" fo:font-size="10pt" style:text-underline-style="none" style:font-size-asian="10pt" style:font-size-complex="10pt"/>
    </style:style>
    <style:style style:name="T42" style:family="text">
      <style:text-properties fo:color="#111111" fo:font-size="10pt" style:text-underline-style="solid" style:text-underline-width="auto" style:text-underline-color="font-color" style:font-size-asian="10pt" style:font-size-complex="10pt"/>
    </style:style>
    <style:style style:name="T43" style:family="text">
      <style:text-properties fo:color="#111111" fo:font-size="10pt" style:font-size-asian="10pt" style:font-size-complex="10pt"/>
    </style:style>
    <style:style style:name="T44" style:family="text">
      <style:text-properties fo:color="#333333" fo:font-size="10pt" style:text-underline-style="solid" style:text-underline-width="auto" style:text-underline-color="font-color" style:font-size-asian="10pt" style:font-size-complex="10pt"/>
    </style:style>
    <style:style style:name="T45" style:family="text">
      <style:text-properties fo:color="#000000" style:font-name="Liberation Sans3" fo:font-size="9pt" style:text-underline-style="solid" style:text-underline-width="auto" style:text-underline-color="font-color" style:font-size-asian="9pt" style:font-name-complex="Ubuntu" style:font-size-complex="9pt" style:font-weight-complex="bold"/>
    </style:style>
    <style:style style:name="T46" style:family="text">
      <style:text-properties fo:color="#000000" style:font-name="Liberation Sans3" fo:font-size="9pt" style:font-size-asian="9pt" style:font-name-complex="Ubuntu" style:font-size-complex="9pt" style:font-weight-complex="bold"/>
    </style:style>
    <style:style style:name="T47" style:family="text">
      <style:text-properties fo:color="#000000" style:text-outline="false" style:text-line-through-style="none" style:text-line-through-type="none" style:font-name="Liberation Sans3" fo:font-size="9pt" fo:font-style="normal" fo:text-shadow="none" style:text-underline-style="solid" style:text-underline-width="auto" style:text-underline-color="font-color" fo:font-weight="normal" style:letter-kerning="true" fo:background-color="transparent" style:font-size-asian="9pt" style:font-style-asian="normal" style:font-weight-asian="normal" style:font-name-complex="Ubuntu" style:font-size-complex="9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ans3" fo:font-size="9pt" fo:font-style="normal" fo:text-shadow="none" fo:font-weight="normal" style:letter-kerning="true" fo:background-color="transparent" style:font-size-asian="9pt" style:font-style-asian="normal" style:font-weight-asian="normal" style:font-name-complex="Ubuntu" style:font-size-complex="9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ans3" fo:font-size="9pt" fo:font-style="normal" fo:text-shadow="none" fo:font-weight="normal" style:letter-kerning="true" fo:background-color="transparent" style:font-size-asian="9pt" style:font-style-asian="normal" style:font-weight-asian="normal" style:font-name-complex="Ubuntu" style:font-size-complex="9pt" style:font-style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fo:background-color="transparent" style:font-size-asian="9pt" style:font-style-asian="normal" style:font-weight-asian="normal" style:font-name-complex="Ubuntu" style:font-size-complex="9pt" style:font-style-complex="normal" style:text-emphasize="none" style:font-relief="none" style:text-overline-style="none" style:text-overline-color="font-color"/>
    </style:style>
    <style:style style:name="T51" style:family="text">
      <style:text-properties fo:color="#000000" style:font-name="Liberation Sans3" fo:font-size="9pt" style:text-underline-style="none" style:font-size-asian="9pt" style:font-name-complex="Ubuntu" style:font-size-complex="9pt" style:font-weight-complex="bold"/>
    </style:style>
    <style:style style:name="T52" style:family="text">
      <style:text-properties fo:color="#000000" style:font-name="Liberation Sans3" fo:font-size="9pt" style:font-size-asian="9pt" style:font-name-complex="Ubuntu" style:font-size-complex="9pt"/>
    </style:style>
    <style:style style:name="T5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54" style:family="tex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1.6cm" svg:height="0.572cm" svg:x="0.4cm" svg:y="0.228cm" presentation:class="title" presentation:user-transformed="true">
          <draw:text-box>
            <text:p text:style-name="P1"><text:span text:style-name="T1"><text:s/></text:span><text:span text:style-name="T1">Debasis Nath</text:span></text:p>
          </draw:text-box>
        </draw:frame>
        <draw:frame presentation:style-name="pr2" draw:text-style-name="P3" draw:layer="layout" svg:width="10.4cm" svg:height="14cm" svg:x="0.4cm" svg:y="1.4cm" presentation:class="subtitle" presentation:user-transformed="true">
          <draw:text-box>
            <text:p text:style-name="P1"><text:span text:style-name="T2">Summary:</text:span></text:p>
            <text:p text:style-name="P1"><text:span text:style-name="T3"/></text:p>
            <text:p text:style-name="P1"><text:span text:style-name="T4">I.T Professional with 4 <text:s/>years of experience in </text:span><text:span text:style-name="T5">Python</text:span><text:span text:style-name="T4">, </text:span><text:span text:style-name="T5">Django</text:span><text:span text:style-name="T4">, DRF, ServerLess Framework, </text:span><text:span text:style-name="T5">AWS</text:span><text:span text:style-name="T4">(Lambda, API-Gateway, S3, EC2, IAM, DynamoDB, Textract, Rekognition). Javascript, Typescript,MySQL, etc.</text:span></text:p>
            <text:p text:style-name="P1"><text:span text:style-name="T4"/></text:p>
            <text:p text:style-name="P1"><text:span text:style-name="T4">Recently learned hands-on : Ansible, Prometheus, Grafana, Telegraf, Nagios. </text:span></text:p>
            <text:p text:style-name="P1"><text:span text:style-name="T4"/></text:p>
            <text:p text:style-name="P1"><text:span text:style-name="T4">Also, In have good understanding of Git, Docker, Linux, bash, Pandas, Jupyter-Lab etc.</text:span></text:p>
            <text:p text:style-name="P1"><text:span text:style-name="T4"/></text:p>
            <text:p text:style-name="P1"><text:span text:style-name="T4">I have 4 years experience in technical teaching.</text:span></text:p>
            <text:p text:style-name="P1"><text:span text:style-name="T6"/></text:p>
            <text:p text:style-name="P1"><text:span text:style-name="T2">Strength:</text:span></text:p>
            <text:p text:style-name="P1"><text:span text:style-name="T2"/></text:p>
            <text:p text:style-name="P1"><text:span text:style-name="T4">* Always interested to learn new technology and domain quickly,</text:span></text:p>
            <text:p text:style-name="P1"><text:span text:style-name="T4">* Team player, Strong interpersonal skills, troubleshooting, debugging and analytical skills.</text:span></text:p>
            <text:p text:style-name="P1"><text:span text:style-name="T4">* Ability to understand technology from architecture point of view.</text:span></text:p>
            <text:p text:style-name="P1"><text:span text:style-name="T4">* Reputation for taking complete ownership of all assignments and successfully accomplishing them with best practices.</text:span></text:p>
            <text:p text:style-name="P1"><text:span text:style-name="T6"/></text:p>
            <text:p text:style-name="P1"><text:span text:style-name="T6"/></text:p>
            <text:p text:style-name="P1"><text:span text:style-name="T2">Technical Skill</text:span><text:span text:style-name="T6">:</text:span></text:p>
            <text:p text:style-name="P1"><text:span text:style-name="T6"/></text:p>
            <text:p text:style-name="P1"><text:span text:style-name="T7">*</text:span><text:span text:style-name="T8"> Python3</text:span><text:span text:style-name="T9">, Django, Rest API, MySQL, AWS(Lambda, cloud-formation, DynamoDB, Textract, Recognition, </text:span><text:span text:style-name="T3">AWS-Glue, Athena), Server Less Framework, JavaScript, PHP, HTML, Bash, Ansible, Prometheus, Grafana, Telegraf, Linux, Basic knoledge of Angular and React.</text:span></text:p>
            <text:p text:style-name="P1"><text:span text:style-name="T3"/></text:p>
            <text:p text:style-name="P1"><text:span text:style-name="T3">* Undergoing learning in Data Science, Data Analysis, Machine Learning (Artificial Intelligence) and Python with Tensorflow, Pandas &amp; more <text:s/></text:span></text:p>
            <text:p text:style-name="P1"><text:span text:style-name="T6"/></text:p>
            <text:p text:style-name="P1"><text:span text:style-name="T2">Process</text:span><text:span text:style-name="T6">: <text:s/></text:span><text:span text:style-name="T10">Agile</text:span><text:span text:style-name="T6"> </text:span></text:p>
            <text:p text:style-name="P1"><text:span text:style-name="T6"/></text:p>
            <text:p text:style-name="P1"><text:span text:style-name="T2">Domain</text:span><text:span text:style-name="T6">: </text:span><text:span text:style-name="T3">Web Development, Back-end Development, Full Stack Development, AWS Cloud management.</text:span></text:p>
            <text:p text:style-name="P1"><text:span text:style-name="T2"/></text:p>
            <text:p text:style-name="P1"><text:span text:style-name="T2">Applications</text:span><text:span text:style-name="T6">: <text:s/></text:span><text:span text:style-name="T3">Rest API Building, Online Tutorial Platform development and maintenance, AWS <text:s/>cloud console handling, <text:s/>Proctoring Application (Architect &amp; Develop)</text:span></text:p>
            <text:p text:style-name="P1"><text:span text:style-name="T11"/></text:p>
          </draw:text-box>
        </draw:frame>
        <draw:frame presentation:style-name="pr1" draw:text-style-name="P5" draw:layer="layout" svg:width="15.6cm" svg:height="0.572cm" svg:x="12.2cm" svg:y="0.2cm" presentation:class="title" presentation:user-transformed="true">
          <draw:text-box>
            <text:p text:style-name="P4"><text:span text:style-name="T1">Software Developer </text:span></text:p>
          </draw:text-box>
        </draw:frame>
        <draw:frame presentation:style-name="pr3" draw:text-style-name="P7" draw:layer="layout" svg:width="16.2cm" svg:height="13.8cm" svg:x="11.4cm" svg:y="1.6cm">
          <draw:text-box>
            <text:p text:style-name="P1"><text:span text:style-name="T12">Project Details / </text:span><text:span text:style-name="T13">Roles and responsibilities in my previous companies</text:span><text:span text:style-name="T14">:</text:span></text:p>
            <text:p text:style-name="P6"><text:span text:style-name="T14"/></text:p>
            <text:p text:style-name="P6"><text:span text:style-name="T14">1. I have developed and maintained an existing in-house</text:span><text:span text:style-name="T15"> Back-End REST API</text:span><text:span text:style-name="T14"> based on Python-</text:span><text:span text:style-name="T15">Django Rest Framework</text:span><text:span text:style-name="T14"> Application. There I have worked on functionalities like 1.HRMS, 2. Attendance Management System, 3.Logistics Management etc.</text:span></text:p>
            <text:p text:style-name="P6"><text:span text:style-name="T14"/></text:p>
            <text:p text:style-name="P6"><text:span text:style-name="T14">2. Generate </text:span><text:span text:style-name="T15">MySQL</text:span><text:span text:style-name="T14"> reports using MySQL work-bench, </text:span><text:span text:style-name="T15">Dockerize</text:span><text:span text:style-name="T14"> existing </text:span><text:span text:style-name="T15">Python</text:span><text:span text:style-name="T14"> application.</text:span></text:p>
            <text:p text:style-name="P6"><text:span text:style-name="T14"/></text:p>
            <text:p text:style-name="P6"><text:span text:style-name="T14">3. Worked on 'Online Tutorial Platform' where I had developed functionalities like 1. Resource Management, 2. Online Assignment Management, 3. Document Management. etc. Technologies used are PHP-Symfony, ORM, JavaScript, J-Query, MySQL(AWS RDS), EC2, S3, AWS-Textract, </text:span><text:span text:style-name="T15">Python3</text:span><text:span text:style-name="T14">. </text:span></text:p>
            <text:p text:style-name="P6"><text:span text:style-name="T14"/></text:p>
            <text:p text:style-name="P6"><text:span text:style-name="T14">4. I have architect and developed an online web based </text:span><text:span text:style-name="T15">Proctoring Application</text:span><text:span text:style-name="T14"> for that Online Tutorial Platform to monitor student's activity in an online Examination. <text:s/>Technology used are (Front-End) </text:span><text:span text:style-name="T15">React</text:span><text:span text:style-name="T14">, Firebase etc. (Back-End) AWS services/infrastructure like 1.</text:span><text:span text:style-name="T15">Rekognition</text:span><text:span text:style-name="T14">,</text:span></text:p>
            <text:p text:style-name="P6"><text:span text:style-name="T14">2.</text:span><text:span text:style-name="T15">AWS-Lambda</text:span><text:span text:style-name="T14">, 3.Python3, 4.</text:span><text:span text:style-name="T15">S3</text:span><text:span text:style-name="T14">, 5.Cognito, 6.</text:span><text:span text:style-name="T15">DynamoDB</text:span><text:span text:style-name="T14">, 7.EC2, 8.Serverless Framework. 9. Cloud-Formation, 10. Boto3, </text:span><text:span text:style-name="T15">AWS-Cli</text:span><text:span text:style-name="T14"> etc.</text:span></text:p>
            <text:p text:style-name="P6"><text:span text:style-name="T14"/></text:p>
            <text:p text:style-name="P6"><text:span text:style-name="T14">5. Also used to help others for debugging and understanding the architecture as an acting back-end lead. </text:span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3">Currently Working On</text:span><text:span text:style-name="T14">:</text:span></text:p>
            <text:p text:style-name="P6"><text:span text:style-name="T14"/></text:p>
            <text:p text:style-name="P6"><text:span text:style-name="T14">Automation using </text:span><text:span text:style-name="T15">Ansible</text:span><text:span text:style-name="T14">, Server Monitoring using </text:span><text:span text:style-name="T15">Prometheus</text:span><text:span text:style-name="T14">, Telegraf, Node-Exporter and Nagios etc. <text:s/>At Infosys Limit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3.4cm" svg:height="0.8cm" svg:x="0.4cm" svg:y="0.4cm">
          <draw:text-box>
            <text:p text:style-name="P9"><text:span text:style-name="T16">I. T Organizations</text:span></text:p>
          </draw:text-box>
        </draw:frame>
        <draw:frame draw:style-name="gr3" draw:text-style-name="P12" draw:layer="layout" svg:width="13.4cm" svg:height="9cm" svg:x="0.2cm" svg:y="1cm">
          <draw:text-box>
            <text:p><text:span text:style-name="T1"/></text:p>
            <text:p text:style-name="P11"><text:span text:style-name="T1">Shyam Future Tech PrivateLimited <text:s/>(11/2023 – Present)</text:span></text:p>
            <text:p text:style-name="P11"><text:span text:style-name="T17">Senior Backend Developer </text:span></text:p>
            <text:p text:style-name="P11"><text:span text:style-name="T18">- Python, Django, AWS, MySql etc.</text:span></text:p>
            <text:p><text:span text:style-name="T18"/></text:p>
            <text:p><text:span text:style-name="T1">Infosys Limited (01/2023 – 09/2023)</text:span></text:p>
            <text:p><text:span text:style-name="T17">Technical Analyst </text:span></text:p>
            <text:p><text:span text:style-name="T18">- Automation, Monitoring, Python, Bash, Ansible, Prometheous, etc</text:span></text:p>
            <text:p><text:span text:style-name="T18"/></text:p>
            <text:p text:style-name="P11"><text:span text:style-name="T19">Shyam Future Tech LLP</text:span><text:span text:style-name="T20"> </text:span><text:span text:style-name="T18">(03/2022 – 01/2023)</text:span></text:p>
            <text:p><text:span text:style-name="T18">(IT venture of Shyam Steel Industries Ltd., shyamfuture.com )</text:span><text:span text:style-name="T21"> </text:span></text:p>
            <text:p><text:span text:style-name="T18">- Python Developer</text:span></text:p>
            <text:p><text:span text:style-name="T18"/></text:p>
            <text:p><text:span text:style-name="T1">Digitalmate Kolkata (05/2019 - 03/2022)</text:span></text:p>
            <text:p><text:span text:style-name="T18">- Full Stack Web Developer</text:span></text:p>
            <text:p><text:span text:style-name="T18"/></text:p>
            <text:p text:style-name="P11"><text:span text:style-name="T1">Yashco Systems (05/2019 - 03/2022)</text:span></text:p>
            <text:p text:style-name="P11"><text:span text:style-name="T18">- Web Developer Trainee(Core <text:s/>Php, MySql, <text:s/>jQuery,) </text:span></text:p>
            <text:p/>
          </draw:text-box>
        </draw:frame>
        <draw:frame draw:style-name="gr2" draw:text-style-name="P14" draw:layer="layout" svg:width="13.4cm" svg:height="0.8cm" svg:x="0.4cm" svg:y="10.2cm">
          <draw:text-box>
            <text:p text:style-name="P13"><text:span text:style-name="T16">Skill</text:span></text:p>
          </draw:text-box>
        </draw:frame>
        <draw:frame draw:style-name="gr4" draw:text-style-name="P15" draw:layer="layout" svg:width="13.4cm" svg:height="3.961cm" svg:x="0.4cm" svg:y="11.239cm">
          <draw:text-box>
            <text:p><text:span text:style-name="T22">Problem Solving, Debugging, Python, AWS, Django, <text:s/>MySql, Symfony-PHP, <text:s/>AWS-Lambda, S3, AWS EC-2, IAM, Cognito, Dynamodb, Textract, Rekognition,</text:span></text:p>
            <text:p><text:span text:style-name="T22">Server-Less Framework, Git, Linux, Pandas, Ansible, Bash, TypeScript, JavaScript, AI/ML (Sklearn,)</text:span></text:p>
          </draw:text-box>
        </draw:frame>
        <draw:frame draw:style-name="gr2" draw:text-style-name="P10" draw:layer="layout" svg:width="13.4cm" svg:height="0.8cm" svg:x="14.2cm" svg:y="0.4cm">
          <draw:text-box>
            <text:p text:style-name="P9"><text:span text:style-name="T16">Non I. T Organizations</text:span></text:p>
          </draw:text-box>
        </draw:frame>
        <draw:frame draw:style-name="gr5" draw:text-style-name="P12" draw:layer="layout" svg:width="13.4cm" svg:height="8.8cm" svg:x="14cm" svg:y="1.2cm">
          <draw:text-box>
            <text:p><text:span text:style-name="T23">Teleperformance, Indore </text:span><text:span text:style-name="T24">[ 26-09-2015 to 05-102017 ]</text:span></text:p>
            <text:p><text:span text:style-name="T25">- Customer Care Executive of Dubai Telecoms (Operation, Technical)</text:span></text:p>
            <text:p><text:span text:style-name="T26"/></text:p>
            <text:p><text:span text:style-name="T27">Adamas Institute of Technology, Barasat(A degree Engineering collage) </text:span><text:span text:style-name="T28">[ 22-02-2011 to Dec-2013 ]</text:span></text:p>
            <text:p><text:span text:style-name="T27">- </text:span><text:span text:style-name="T26">Technical Assistant of <text:s text:c="2"/>I.T. <text:s/>dept.(Taking lab classes of C, Core Java, HTML</text:span><text:span text:style-name="T29">,</text:span><text:span text:style-name="T26">Web Technology etc.)</text:span></text:p>
            <text:p><text:span text:style-name="T30"/></text:p>
            <text:p><text:span text:style-name="T23">IMC of Women Industrial Tanning <text:s/>Institute, <text:s/>Siliguri( 2nd Mile, Sevok Road, Siliguri) </text:span><text:span text:style-name="T31">[ </text:span><text:span text:style-name="T32">21-09-2010 to 21-02-2011</text:span><text:span text:style-name="T31">]</text:span></text:p>
            <text:p><text:span text:style-name="T30">- Contractual Instructor for I.T. sector</text:span></text:p>
            <text:p><text:span text:style-name="T30">(Used to take classes of <text:s/>Repair and Maintenance of Computer Hardware for Advance Module</text:span><text:span text:style-name="T33"> <text:s text:c="2"/></text:span></text:p>
          </draw:text-box>
        </draw:frame>
        <draw:frame draw:style-name="gr6" draw:text-style-name="P12" draw:layer="layout" svg:width="13.4cm" svg:height="3.6cm" svg:x="14.4cm" svg:y="11.6cm">
          <draw:text-box>
            <text:p><text:span text:style-name="T18">EXTRA CURRICULAR ACTIVITY : <text:s text:c="151"/></text:span></text:p>
            <text:p><text:span text:style-name="T18">I represented Science Exhibition Representation on Chemistry at School and Seminar Representation on Open Source Software at College. </text:span></text:p>
            <text:p><text:span text:style-name="T18"/></text:p>
            <text:p><text:span text:style-name="T18"/></text:p>
            <text:p><text:span text:style-name="T18">HOBBIES: Solo travelling, Photography and <text:s/>Playing Tabla.</text:span></text:p>
          </draw:text-box>
        </draw:frame>
        <draw:frame draw:style-name="gr2" draw:text-style-name="P10" draw:layer="layout" svg:width="13.4cm" svg:height="0.8cm" svg:x="14.4cm" svg:y="10.6cm">
          <draw:text-box>
            <text:p text:style-name="P9"><text:span text:style-name="T16">Hobbies and Extracurricular Activit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7" draw:text-style-name="P16" draw:layer="layout" svg:width="13.4cm" svg:height="6.497cm" svg:x="0.4cm" svg:y="1cm">
          <draw:text-box>
            <text:p text:style-name="P13"><text:span text:style-name="T34">EDUCATION</text:span></text:p>
            <text:p><text:span text:style-name="T18"/></text:p>
            <text:p><text:span text:style-name="T18"><text:s/></text:span><text:span text:style-name="T35">B.Tech Degree </text:span></text:p>
            <text:p><text:span text:style-name="T36"><text:s/></text:span><text:span text:style-name="T36">(Information Technology) <text:s/>Murshidabad College Of Engineering and Technology </text:span><text:span text:style-name="T36">(M.C.E.T)</text:span></text:p>
            <text:p><text:span text:style-name="T36"><text:s/></text:span><text:span text:style-name="T36">06/2004 – 05/2008</text:span></text:p>
            <text:p><text:span text:style-name="T36"><text:s/></text:span><text:span text:style-name="T36">7.01 DGPA</text:span></text:p>
            <text:p><text:span text:style-name="T36"/></text:p>
            <text:p><text:span text:style-name="T37"><text:s/></text:span><text:span text:style-name="T35">Higher Secondary(10+2)</text:span></text:p>
            <text:p><text:span text:style-name="T36"><text:s/></text:span><text:span text:style-name="T36">Bonomali Pur Priyanath Institition(H.S) </text:span></text:p>
            <text:p><text:span text:style-name="T36"><text:s/></text:span><text:span text:style-name="T36">07/2001 – 07/2004,</text:span></text:p>
            <text:p><text:span text:style-name="T36"><text:s/></text:span><text:span text:style-name="T36">52.01%</text:span></text:p>
            <text:p><text:span text:style-name="T36"/></text:p>
            <text:p><text:span text:style-name="T36"/></text:p>
            <text:p><text:span text:style-name="T37"><text:s/></text:span><text:span text:style-name="T35">Secondar</text:span><text:span text:style-name="T36">y</text:span></text:p>
            <text:p><text:span text:style-name="T36"><text:s/></text:span><text:span text:style-name="T36">Bonomali Pur Priyanath Institition(H.S)</text:span></text:p>
            <text:p><text:span text:style-name="T36"><text:s/></text:span><text:span text:style-name="T36">06/2000 – 05/2001</text:span></text:p>
            <text:p><text:span text:style-name="T36"><text:s/></text:span><text:span text:style-name="T36">63.75%</text:span></text:p>
          </draw:text-box>
        </draw:frame>
        <draw:frame draw:style-name="gr8" draw:text-style-name="P17" draw:layer="layout" svg:width="13.4cm" svg:height="6.4cm" svg:x="14cm" svg:y="1cm">
          <draw:text-box>
            <text:p text:style-name="P13"><text:span text:style-name="T34">LANGUAGES</text:span></text:p>
            <text:p text:style-name="P13"><text:span text:style-name="T38"/></text:p>
            <text:p text:style-name="P1"><text:span text:style-name="T39">English <text:s/></text:span></text:p>
            <text:p text:style-name="P1"><text:span text:style-name="T40">(</text:span><text:span text:style-name="T39">Full Professional Proficiency)</text:span></text:p>
            <text:p text:style-name="P1"><text:span text:style-name="T38"/></text:p>
            <text:p text:style-name="P1"><text:span text:style-name="T39">Bangali</text:span></text:p>
            <text:p text:style-name="P1"><text:span text:style-name="T39">(Native or Bilingual Proficiency)</text:span></text:p>
            <text:p text:style-name="P1"><text:span text:style-name="T38"/></text:p>
            <text:p text:style-name="P1"><text:span text:style-name="T39">Hindi</text:span></text:p>
            <text:p text:style-name="P1"><text:span text:style-name="T39">( Full Professional Proficiency )</text:span></text:p>
            <text:p text:style-name="P1"><text:span text:style-name="T39"/></text:p>
          </draw:text-box>
        </draw:frame>
        <draw:frame presentation:style-name="pr6" draw:text-style-name="P18" draw:layer="layout" svg:width="27.395cm" svg:height="1.2cm" svg:x="0.201cm" svg:y="14.4cm" presentation:class="title" presentation:user-transformed="true">
          <draw:text-box>
            <text:p text:style-name="P1"><text:span text:style-name="T41"><text:s text:c="3"/></text:span><text:span text:style-name="T42">https://debasis-nath-profile-12a.up.railway.app/</text:span><text:span text:style-name="T43"> <text:s/>(Profile)</text:span><text:span text:style-name="T18">, <text:s text:c="4"/></text:span><text:span text:style-name="T44"><text:a xlink:href="https://www.linkedin.com/in/debasis-nath-13783121/" xlink:type="simple">https://www.linkedin.com/in/debasis-nath-13783121/</text:a></text:span><text:span text:style-name="T18"><text:s text:c="2"/>(Linkedin)</text:span></text:p>
          </draw:text-box>
        </draw:frame>
        <draw:frame draw:style-name="gr9" draw:text-style-name="P19" draw:layer="layout" svg:width="13.4cm" svg:height="1.8cm" svg:x="14.2cm" svg:y="10.8cm">
          <draw:text-box>
            <text:p><text:span text:style-name="T1">Preferred Editor: <text:s text:c="3"/>VS Code, Sublime Text 4, PyCharm</text:span></text:p>
            <text:p><text:span text:style-name="T1">Preferred <text:s/>OS: <text:s text:c="3"/>Ubuntu 20.04 Or Any Unix Type OS</text:span></text:p>
          </draw:text-box>
        </draw:frame>
        <draw:frame draw:style-name="gr10" draw:text-style-name="P22" draw:layer="layout" svg:width="13.352cm" svg:height="3.531cm" svg:x="0.248cm" svg:y="10.4cm">
          <draw:text-box>
            <text:p text:style-name="P20"><text:span text:style-name="T29">COMMUNICATION ADDRESS AND IDENTIFICATION:</text:span></text:p>
            <text:p text:style-name="P20"><text:span text:style-name="T29"/></text:p>
            <text:p text:style-name="P20"><text:span text:style-name="T45">Current Address</text:span><text:span text:style-name="T46">: <text:s text:c="8"/>39/1 Kaibartapara Barasat W.B. <text:s/>pin-700124</text:span></text:p>
            <text:p text:style-name="P20"><text:span text:style-name="T45">Parmanent Address:</text:span><text:span text:style-name="T46"> <text:s text:c="3"/>39/1 Kaibartapara Barasat W.B. <text:s/>pin-700124</text:span></text:p>
            <text:p text:style-name="P21"><text:span text:style-name="T47">PHONE NO</text:span><text:span text:style-name="T48"> :</text:span><text:span text:style-name="T49"> <text:s/></text:span><text:span text:style-name="T50"><text:s/></text:span><text:span text:style-name="T28">9830699062 (whatsapp) , </text:span><text:span text:style-name="T51">8827234375</text:span></text:p>
            <text:p text:style-name="P20"><text:span text:style-name="T45">E-Mail ID </text:span><text:span text:style-name="T46"><text:s text:c="4"/>:</text:span><text:span text:style-name="T52"> <text:s text:c="2"/></text:span><text:span text:style-name="T46">debasisnth@gmail.com</text:span></text:p>
            <text:p><text:span text:style-name="T24"/></text:p>
            <text:p><text:span text:style-name="T24"/></text:p>
            <text:p><text:span text:style-name="T24"/></text:p>
          </draw:text-box>
        </draw:frame>
        <draw:frame draw:style-name="gr11" draw:text-style-name="P17" draw:layer="layout" svg:width="26.8cm" svg:height="2.4cm" svg:x="0.6cm" svg:y="7.8cm">
          <draw:text-box>
            <text:p text:style-name="P13"><text:span text:style-name="T38">CERTIFICATES</text:span></text:p>
            <text:p text:style-name="P1"><text:span text:style-name="T53">*</text:span><text:span text:style-name="T11"> Amazon Rekognition Development: A Complete Guide(Udemy/ Dhiman Halder) </text:span><text:span text:style-name="T11">(07/2021 – 08/2021)</text:span></text:p>
            <text:p text:style-name="P1"><text:span text:style-name="T54">* Data Engineering using AWS Data Analytics(Udemy/Durga Viswanatha Raju) </text:span><text:span text:style-name="T54">(06/2022 – </text:span><text:span text:style-name="T11">08/2022)</text:span></text:p>
            <text:p text:style-name="P1"><text:span text:style-name="T11">* </text:span><text:span text:style-name="T55">Complete Machine Learning &amp; Data Science Bootcamp 2023(Udemy/ ZTM/ </text:span><text:span text:style-name="T55">Daniel Bourke) (04/2023 - Present) </text:span><text:span text:style-name="T38"><text:line-break/></text:span><text:span text:style-name="T38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/>
    <style:font-face style:name="Nimbus Mono PS1" svg:font-family="'Nimbus Mono PS'" style:font-pitch="fixed"/>
    <style:font-face style:name="DejaVu Sans1" svg:font-family="'DejaVu Sans'" style:font-pitch="variable"/>
    <style:font-face style:name="Liberation Sans2" svg:font-family="'Liberation Sans'" style:font-pitch="variable"/>
    <style:font-face style:name="Lohit Devanagari" svg:font-family="'Lohit Devanagari'" style:font-pitch="variable"/>
    <style:font-face style:name="Luxi Sans1" svg:font-family="'Luxi Sans', 'Times New Roman'" style:font-pitch="variable"/>
    <style:font-face style:name="Nimbus Mono PS" svg:font-family="'Nimbus Mono PS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xi Sans" svg:font-family="'Luxi Sans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xi Sans2" svg:font-family="'Luxi Sans', 'Times New Roman'" style:font-family-generic="system" style:font-pitch="variable"/>
    <style:font-face style:name="Nimbus Roman No9 L1" svg:font-family="'Nimbus Roman No9 L', 'Times New Roman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ffffff" draw:opacity="100%" draw:opacity-name="Transparency_20_1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Heading_20_2" style:display-name="Heading 2" style:family="graphic">
      <style:paragraph-properties fo:margin-top="0.623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8pt" fo:language="en" fo:country="US" fo:font-weight="bold" style:letter-kerning="true" style:font-name-asian="Lohit Devanagari" style:font-family-asian="'Lohit Devanagari'" style:font-pitch-asian="variable" style:font-size-asian="18pt" style:language-asian="ar" style:country-asian="SA" style:font-weight-asian="bold"/>
    </style:style>
    <style:style style:name="Heading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uxi Sans1" fo:font-family="'Luxi Sans', 'Times New Roman'" style:font-pitch="variable" fo:font-size="14pt" fo:language="en" fo:country="US" style:letter-kerning="true" style:font-name-asian="Luxi Sans1" style:font-family-asian="'Luxi Sans', 'Times New Roman'" style:font-pitch-asian="variable" style:font-size-asian="14pt" style:language-asian="ar" style:country-asian="SA"/>
    </style:style>
    <style:style style:name="Heading_20_3" style:display-name="Heading 3" style:family="graphic">
      <style:paragraph-properties fo:margin-left="0cm" fo:margin-right="0cm" fo:margin-top="0.746cm" fo:margin-bottom="0.187cm" fo:text-align="start" fo:text-indent="0cm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6pt" fo:language="en" fo:country="US" fo:font-weight="bold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WW-Default_20_Paragraph_20_Font1" style:display-name="WW-Default Paragraph Font1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yper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WW-Absatz-Standardschriftart11111111111111111111111111111111111111" style:family="graphic">
      <style:paragraph-properties style:text-autospace="none"/>
    </style:style>
    <style:style style:name="WW-Absatz-Standardschriftart1111111111111111111111111111111111111" style:family="graphic">
      <style:paragraph-properties style:text-autospace="none"/>
    </style:style>
    <style:style style:name="WW-Absatz-Standardschriftart111111111111111111111111111111111111" style:family="graphic">
      <style:paragraph-properties style:text-autospace="none"/>
    </style:style>
    <style:style style:name="WW-Absatz-Standardschriftart11111111111111111111111111111111111" style:family="graphic">
      <style:paragraph-properties style:text-autospace="none"/>
    </style:style>
    <style:style style:name="WW-Absatz-Standardschriftart1111111111111111111111111111111111" style:family="graphic">
      <style:paragraph-properties style:text-autospace="none"/>
    </style:style>
    <style:style style:name="WW-Absatz-Standardschriftart111111111111111111111111111111111" style:family="graphic">
      <style:paragraph-properties style:text-autospace="none"/>
    </style:style>
    <style:style style:name="WW-Absatz-Standardschriftart11111111111111111111111111111111" style:family="graphic">
      <style:paragraph-properties style:text-autospace="none"/>
    </style:style>
    <style:style style:name="WW-Absatz-Standardschriftart1111111111111111111111111111111" style:family="graphic">
      <style:paragraph-properties style:text-autospace="none"/>
    </style:style>
    <style:style style:name="WW-Default_20_Paragraph_20_Font111111111" style:display-name="WW-Default Paragraph Font111111111" style:family="graphic">
      <style:paragraph-properties style:text-autospace="none"/>
    </style:style>
    <style:style style:name="WW-Absatz-Standardschriftart111111111111111111111111111111" style:family="graphic">
      <style:paragraph-properties style:text-autospace="none"/>
    </style:style>
    <style:style style:name="WW-Absatz-Standardschriftart11111111111111111111111111111" style:family="graphic">
      <style:paragraph-properties style:text-autospace="none"/>
    </style:style>
    <style:style style:name="WW-Default_20_Paragraph_20_Font11111111" style:display-name="WW-Default Paragraph Font11111111" style:family="graphic">
      <style:paragraph-properties style:text-autospace="none"/>
    </style:style>
    <style:style style:name="WW-Absatz-Standardschriftart1111111111111111111111111111" style:family="graphic">
      <style:paragraph-properties style:text-autospace="none"/>
    </style:style>
    <style:style style:name="WW-Absatz-Standardschriftart111111111111111111111111111" style:family="graphic">
      <style:paragraph-properties style:text-autospace="none"/>
    </style:style>
    <style:style style:name="WW-Default_20_Paragraph_20_Font1111111" style:display-name="WW-Default Paragraph Font1111111" style:family="graphic">
      <style:paragraph-properties style:text-autospace="none"/>
    </style:style>
    <style:style style:name="WW-Absatz-Standardschriftart11111111111111111111111111" style:family="graphic">
      <style:paragraph-properties style:text-autospace="none"/>
    </style:style>
    <style:style style:name="WW-Absatz-Standardschriftart1111111111111111111111111" style:family="graphic">
      <style:paragraph-properties style:text-autospace="none"/>
    </style:style>
    <style:style style:name="WW-Default_20_Paragraph_20_Font111111" style:display-name="WW-Default Paragraph Font111111" style:family="graphic">
      <style:paragraph-properties style:text-autospace="none"/>
    </style:style>
    <style:style style:name="WW-Absatz-Standardschriftart111111111111111111111111" style:family="graphic">
      <style:paragraph-properties style:text-autospace="none"/>
    </style:style>
    <style:style style:name="WW-Absatz-Standardschriftart11111111111111111111111" style:family="graphic">
      <style:paragraph-properties style:text-autospace="none"/>
    </style:style>
    <style:style style:name="WW-Absatz-Standardschriftart1111111111111111111111" style:family="graphic">
      <style:paragraph-properties style:text-autospace="none"/>
    </style:style>
    <style:style style:name="WW-Absatz-Standardschriftart111111111111111111111" style:family="graphic">
      <style:paragraph-properties style:text-autospace="none"/>
    </style:style>
    <style:style style:name="WW-Absatz-Standardschriftart11111111111111111111" style:family="graphic">
      <style:paragraph-properties style:text-autospace="none"/>
    </style:style>
    <style:style style:name="WW-Absatz-Standardschriftart1111111111111111111" style:family="graphic">
      <style:paragraph-properties style:text-autospace="none"/>
    </style:style>
    <style:style style:name="WW-Absatz-Standardschriftart111111111111111111" style:family="graphic">
      <style:paragraph-properties style:text-autospace="none"/>
    </style:style>
    <style:style style:name="WW-Absatz-Standardschriftart11111111111111111" style:family="graphic">
      <style:paragraph-properties style:text-autospace="none"/>
    </style:style>
    <style:style style:name="WW-Absatz-Standardschriftart1111111111111111" style:family="graphic">
      <style:paragraph-properties style:text-autospace="none"/>
    </style:style>
    <style:style style:name="WW-Default_20_Paragraph_20_Font11111" style:display-name="WW-Default Paragraph Font11111" style:family="graphic">
      <style:paragraph-properties style:text-autospace="none"/>
    </style:style>
    <style:style style:name="WW-Absatz-Standardschriftart111111111111111" style:family="graphic">
      <style:paragraph-properties style:text-autospace="none"/>
    </style:style>
    <style:style style:name="WW-Absatz-Standardschriftart11111111111111" style:family="graphic">
      <style:paragraph-properties style:text-autospace="none"/>
    </style:style>
    <style:style style:name="WW-Absatz-Standardschriftart1111111111111" style:family="graphic">
      <style:paragraph-properties style:text-autospace="none"/>
    </style:style>
    <style:style style:name="WW-Absatz-Standardschriftart111111111111" style:family="graphic">
      <style:paragraph-properties style:text-autospace="none"/>
    </style:style>
    <style:style style:name="WW-Absatz-Standardschriftart11111111111" style:family="graphic">
      <style:paragraph-properties style:text-autospace="none"/>
    </style:style>
    <style:style style:name="WW-Absatz-Standardschriftart1111111111" style:family="graphic">
      <style:paragraph-properties style:text-autospace="none"/>
    </style:style>
    <style:style style:name="WW-Absatz-Standardschriftart111111111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Default_20_Paragraph_20_Font1111" style:display-name="WW-Default Paragraph Font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Default_20_Paragraph_20_Font111" style:display-name="WW-Default Paragraph Font111" style:family="graphic">
      <style:paragraph-properties style:text-autospace="none"/>
    </style:style>
    <style:style style:name="WW-Default_20_Paragraph_20_Font11" style:display-name="WW-Default Paragraph Font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WW8Num1ztrue611" style:family="graphic">
      <style:paragraph-properties style:text-autospace="none"/>
    </style:style>
    <style:style style:name="WW-WW8Num1ztrue511" style:family="graphic">
      <style:paragraph-properties style:text-autospace="none"/>
    </style:style>
    <style:style style:name="WW-WW8Num1ztrue411" style:family="graphic">
      <style:paragraph-properties style:text-autospace="none"/>
    </style:style>
    <style:style style:name="WW-WW8Num1ztrue311" style:family="graphic">
      <style:paragraph-properties style:text-autospace="none"/>
    </style:style>
    <style:style style:name="WW-WW8Num1ztrue211" style:family="graphic">
      <style:paragraph-properties style:text-autospace="none"/>
    </style:style>
    <style:style style:name="WW-WW8Num1ztrue1111" style:family="graphic">
      <style:paragraph-properties style:text-autospace="none"/>
    </style:style>
    <style:style style:name="WW-WW8Num1ztrue71" style:family="graphic">
      <style:paragraph-properties style:text-autospace="none"/>
    </style:style>
    <style:style style:name="WW-WW8Num1ztrue61" style:family="graphic">
      <style:paragraph-properties style:text-autospace="none"/>
    </style:style>
    <style:style style:name="WW-WW8Num1ztrue51" style:family="graphic">
      <style:paragraph-properties style:text-autospace="none"/>
    </style:style>
    <style:style style:name="WW-WW8Num1ztrue41" style:family="graphic">
      <style:paragraph-properties style:text-autospace="none"/>
    </style:style>
    <style:style style:name="WW-WW8Num1ztrue31" style:family="graphic">
      <style:paragraph-properties style:text-autospace="none"/>
    </style:style>
    <style:style style:name="WW-WW8Num1ztrue21" style:family="graphic">
      <style:paragraph-properties style:text-autospace="none"/>
    </style:style>
    <style:style style:name="WW-WW8Num1ztrue111" style:family="graphic">
      <style:paragraph-properties style:text-autospace="none"/>
    </style:style>
    <style:style style:name="WW-WW8Num1ztrue7" style:family="graphic">
      <style:paragraph-properties style:text-autospace="none"/>
    </style:style>
    <style:style style:name="WW-WW8Num1ztrue6" style:family="graphic">
      <style:paragraph-properties style:text-autospace="none"/>
    </style:style>
    <style:style style:name="WW-WW8Num1ztrue5" style:family="graphic">
      <style:paragraph-properties style:text-autospace="none"/>
    </style:style>
    <style:style style:name="WW-WW8Num1ztrue4" style:family="graphic">
      <style:paragraph-properties style:text-autospace="none"/>
    </style:style>
    <style:style style:name="WW-WW8Num1ztrue3" style:family="graphic">
      <style:paragraph-properties style:text-autospace="none"/>
    </style:style>
    <style:style style:name="WW-WW8Num1ztrue2" style:family="graphic">
      <style:paragraph-properties style:text-autospace="none"/>
    </style:style>
    <style:style style:name="WW-WW8Num1ztrue11" style:family="graphic">
      <style:paragraph-properties style:text-autospace="none"/>
    </style:style>
    <style:style style:name="WW-WW8Num1ztrue1234567" style:family="graphic">
      <style:paragraph-properties style:text-autospace="none"/>
    </style:style>
    <style:style style:name="WW-WW8Num1ztrue123456" style:family="graphic">
      <style:paragraph-properties style:text-autospace="none"/>
    </style:style>
    <style:style style:name="WW-WW8Num1ztrue12345" style:family="graphic">
      <style:paragraph-properties style:text-autospace="none"/>
    </style:style>
    <style:style style:name="WW-WW8Num1ztrue1234" style:family="graphic">
      <style:paragraph-properties style:text-autospace="none"/>
    </style:style>
    <style:style style:name="WW-WW8Num1ztrue123" style:family="graphic">
      <style:paragraph-properties style:text-autospace="none"/>
    </style:style>
    <style:style style:name="WW-WW8Num1ztrue12" style:family="graphic">
      <style:paragraph-properties style:text-autospace="none"/>
    </style:style>
    <style:style style:name="WW-WW8Num1ztrue1" style:family="graphic">
      <style:paragraph-properties style:text-autospace="none"/>
    </style:style>
    <style:style style:name="WW-WW8Num1ztrue" style:family="graphic">
      <style:paragraph-properties style:text-autospace="none"/>
    </style:style>
    <style:style style:name="WW8Num1ztrue" style:family="graphic">
      <style:paragraph-properties style:text-autospace="none"/>
    </style:style>
    <style:style style:name="WW8Num1zfalse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0pt" fo:language="en" fo:country="US" fo:font-style="italic" style:letter-kerning="true" style:font-name-asian="Nimbus Roman No9 L" style:font-family-asian="'Nimbus Roman No9 L', 'Times New Roman'" style:font-family-generic-asian="roman" style:font-pitch-asian="variable" style:font-size-asian="10pt" style:language-asian="ar" style:country-asian="SA" style:font-style-asian="italic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0pt" fo:language="en" fo:country="US" fo:font-style="italic" style:letter-kerning="true" style:font-name-asian="Nimbus Roman No9 L" style:font-family-asian="'Nimbus Roman No9 L', 'Times New Roman'" style:font-family-generic-asian="roman" style:font-pitch-asian="variable" style:font-size-asian="10pt" style:language-asian="ar" style:country-asian="SA" style:font-style-asian="italic"/>
    </style:style>
    <style:style style:name="Table_20_Heading" style:display-name="Table Heading" style:family="graphic">
      <style:paragraph-properties fo:text-align="center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fo:font-style="italic" fo:font-weight="bold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 style:font-style-asian="italic" style:font-weight-asian="bold"/>
    </style:style>
    <style:style style:name="Table_20_Contents" style:display-name="Table Contents" style:family="graphic">
      <style:paragraph-properties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List" style:family="graphic">
      <style:paragraph-properties fo:margin-top="0cm" fo:margin-bottom="0.374cm"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 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 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 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 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 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4:29:49.395545081</meta:creation-date>
    <meta:editing-duration>PT4H54M33S</meta:editing-duration>
    <meta:editing-cycles>55</meta:editing-cycles>
    <meta:generator>LibreOffice/6.4.7.2$Linux_X86_64 LibreOffice_project/40$Build-2</meta:generator>
    <dc:title>DNA</dc:title>
    <dc:date>2024-01-06T14:43:17.933814048</dc:date>
    <meta:document-statistic meta:object-count="58"/>
  </office:meta>
</office:document-meta>
</file>